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556cm"/>
      <style:paragraph-properties style:writing-mode="lr-tb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9.217cm" fo:min-width="0cm"/>
    </style:style>
    <style:style style:name="gr3" style:family="graphic" style:parent-style-name="standard">
      <style:graphic-properties draw:stroke="solid" svg:stroke-color="#000000" draw:fill="none" draw:fill-color="#ffffff" fo:min-height="4.13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1.909cm"/>
      <style:paragraph-properties style:writing-mode="lr-tb"/>
    </style:style>
    <style:style style:name="gr7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dash" draw:stroke-dash="Double_20_Dash" svg:stroke-width="0.028cm" svg:stroke-color="#069a2e" draw:marker-start-width="0.242cm" draw:marker-end-width="0.242cm" svg:stroke-linecap="butt" draw:fill="none" draw:textarea-horizontal-align="justify" draw:textarea-vertical-align="middle" draw:auto-grow-height="false" fo:min-height="1.309cm" fo:min-width="14.395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753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0.9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69a2e" loext:opacity="100%" fo:font-size="8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0pt" style:font-weight-asian="bold" style:font-size-complex="20pt" style:font-weight-complex="bold"/>
    </style:style>
    <style:style style:name="T1" style:family="text">
      <style:text-properties fo:font-size="14pt"/>
    </style:style>
    <style:style style:name="T2" style:family="text">
      <style:text-properties fo:font-size="8pt"/>
    </style:style>
    <style:style style:name="T3" style:family="text">
      <style:text-properties fo:color="#069a2e" loext:opacity="100%" fo:font-size="8pt"/>
    </style:style>
    <style:style style:name="T4" style:family="text">
      <style:text-properties fo:font-size="10pt"/>
    </style:style>
    <style:style style:name="T5" style:family="text">
      <style:text-properties fo:color="#000000" loext:opacity="100%" fo:font-size="8pt"/>
    </style:style>
    <style:style style:name="T6" style:family="text">
      <style:text-properties fo:font-size="24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0.806cm" svg:x="1.517cm" svg:y="1.287cm">
          <draw:text-box>
            <text:p text:style-name="P1"><text:span text:style-name="T1">Wallet</text:span></text:p>
          </draw:text-box>
        </draw:frame>
        <draw:frame draw:style-name="gr1" draw:text-style-name="P2" draw:layer="layout" svg:width="2.54cm" svg:height="0.806cm" svg:x="17.117cm" svg:y="1.287cm">
          <draw:text-box>
            <text:p text:style-name="P1"><text:span text:style-name="T1">Issuer</text:span></text:p>
          </draw:text-box>
        </draw:frame>
        <draw:custom-shape draw:style-name="gr2" draw:text-style-name="P3" draw:layer="layout" svg:width="0.178cm" svg:height="19.467cm" svg:x="2.687cm" svg:y="2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178cm" svg:height="19.467cm" svg:x="18.387cm" svg:y="2.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763cm" svg:height="4.385cm" svg:x="8.567cm" svg:y="3.092cm">
          <draw:text-box>
            <text:p><text:span text:style-name="T2">{</text:span></text:p>
            <text:p><text:span text:style-name="T2"><text:s text:c="3"/></text:span><text:span text:style-name="T2">credentials_supported: [{</text:span></text:p>
            <text:p><text:span text:style-name="T2"><text:s text:c="6"/></text:span><text:span text:style-name="T2">"id": "UniversityDegree_JWT",</text:span></text:p>
            <text:p><text:span text:style-name="T2"><text:s text:c="6"/></text:span><text:span text:style-name="T2">"credential_definition":{</text:span></text:p>
            <text:p><text:span text:style-name="T2"><text:s text:c="9"/>”</text:span><text:span text:style-name="T2">name”: {…},</text:span></text:p>
            <text:p><text:span text:style-name="T2"><text:s text:c="9"/>”</text:span><text:span text:style-name="T2">degree”: {…}</text:span></text:p>
            <text:p><text:span text:style-name="T2"><text:s text:c="6"/></text:span><text:span text:style-name="T2">},</text:span></text:p>
            <text:p><text:span text:style-name="T3"><text:s text:c="6"/>“</text:span><text:span text:style-name="T3">didcomm_required”: true</text:span></text:p>
            <text:p><text:span text:style-name="T2"><text:s text:c="6"/></text:span><text:span text:style-name="T2">},</text:span></text:p>
            <text:p><text:span text:style-name="T2"><text:s text:c="6"/></text:span><text:span text:style-name="T2">{…},</text:span></text:p>
            <text:p><text:span text:style-name="T2"><text:s text:c="3"/></text:span><text:span text:style-name="T2">]</text:span></text:p>
            <text:p><text:span text:style-name="T2">}</text:span></text:p>
          </draw:text-box>
        </draw:frame>
        <draw:line draw:style-name="gr4" draw:text-style-name="P5" draw:layer="layout" svg:x1="18.145cm" svg:y1="2.875cm" svg:x2="3.222cm" svg:y2="2.875cm">
          <text:p/>
        </draw:line>
        <draw:frame draw:style-name="gr5" draw:text-style-name="P6" draw:layer="layout" svg:width="3.175cm" svg:height="0.645cm" svg:x="9.355cm" svg:y="2.313cm">
          <draw:text-box>
            <text:p text:style-name="P1"><text:span text:style-name="T4">Metadata</text:span></text:p>
          </draw:text-box>
        </draw:frame>
        <draw:line draw:style-name="gr4" draw:text-style-name="P5" draw:layer="layout" svg:x1="3.222cm" svg:y1="8.775cm" svg:x2="18.145cm" svg:y2="8.775cm">
          <text:p/>
        </draw:line>
        <draw:frame draw:style-name="gr5" draw:text-style-name="P6" draw:layer="layout" svg:width="3.175cm" svg:height="0.645cm" svg:x="9.356cm" svg:y="8.214cm">
          <draw:text-box>
            <text:p text:style-name="P1"><text:span text:style-name="T4">Auth. Req.</text:span></text:p>
          </draw:text-box>
        </draw:frame>
        <draw:frame draw:style-name="gr6" draw:text-style-name="P4" draw:layer="layout" svg:width="6.719cm" svg:height="2.159cm" svg:x="7.568cm" svg:y="8.993cm">
          <draw:text-box>
            <text:p><text:span text:style-name="T2">GET auth.com/authorize?</text:span></text:p>
            <text:p><text:span text:style-name="T2"><text:s text:c="3"/></text:span><text:span text:style-name="T2">response_type=code</text:span></text:p>
            <text:p><text:span text:style-name="T2"><text:s text:c="3"/></text:span><text:span text:style-name="T2">&amp;client_id=…</text:span></text:p>
            <text:p><text:span text:style-name="T2"><text:s text:c="3"/></text:span><text:span text:style-name="T2">&amp;authorization_details= &lt;angeforderte Creds.&gt;</text:span></text:p>
            <text:p><text:span text:style-name="T5"><text:s text:c="3"/></text:span><text:span text:style-name="T5">&amp;nonce=xyz</text:span></text:p>
            <text:p><text:span text:style-name="T3"><text:s text:c="3"/></text:span><text:span text:style-name="T3">&amp;did=did:peer:client</text:span></text:p>
          </draw:text-box>
        </draw:frame>
        <draw:frame draw:style-name="gr5" draw:text-style-name="P6" draw:layer="layout" svg:width="3.175cm" svg:height="0.645cm" svg:x="9.357cm" svg:y="12.315cm">
          <draw:text-box>
            <text:p text:style-name="P1"><text:span text:style-name="T4">DidComm:</text:span></text:p>
          </draw:text-box>
        </draw:frame>
        <draw:line draw:style-name="gr7" draw:text-style-name="P5" draw:layer="layout" svg:x1="17.827cm" svg:y1="13.652cm" svg:x2="3.54cm" svg:y2="13.652cm">
          <text:p/>
        </draw:line>
        <draw:custom-shape draw:style-name="gr8" draw:text-style-name="P5" draw:layer="layout" svg:width="14.923cm" svg:height="1.587cm" svg:x="3.222cm" svg:y="13.035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538cm" svg:y1="13.952cm" svg:x2="17.825cm" svg:y2="13.952cm">
          <text:p/>
        </draw:line>
        <draw:line draw:style-name="gr7" draw:text-style-name="P5" draw:layer="layout" svg:x1="17.828cm" svg:y1="14.252cm" svg:x2="3.541cm" svg:y2="14.252cm">
          <text:p/>
        </draw:line>
        <draw:frame draw:style-name="gr5" draw:text-style-name="P6" draw:layer="layout" svg:width="3.175cm" svg:height="0.645cm" svg:x="9.358cm" svg:y="12.316cm">
          <draw:text-box>
            <text:p text:style-name="P1"><text:span text:style-name="T4">DidComm:</text:span></text:p>
          </draw:text-box>
        </draw:frame>
        <draw:frame draw:style-name="gr9" draw:text-style-name="P7" draw:layer="layout" svg:width="5.715cm" svg:height="0.569cm" svg:x="8.002cm" svg:y="13.117cm">
          <draw:text-box>
            <text:p text:style-name="P1"><text:span text:style-name="T3">Verbindung prüfen. Korrelation mit nonce</text:span></text:p>
          </draw:text-box>
        </draw:frame>
        <draw:line draw:style-name="gr4" draw:text-style-name="P5" draw:layer="layout" svg:x1="18.146cm" svg:y1="16.575cm" svg:x2="3.223cm" svg:y2="16.575cm">
          <text:p/>
        </draw:line>
        <draw:frame draw:style-name="gr5" draw:text-style-name="P6" draw:layer="layout" svg:width="3.175cm" svg:height="0.645cm" svg:x="9.359cm" svg:y="16.017cm">
          <draw:text-box>
            <text:p text:style-name="P1"><text:span text:style-name="T4">Auth. Resp.</text:span></text:p>
          </draw:text-box>
        </draw:frame>
        <draw:frame draw:style-name="gr10" draw:text-style-name="P8" draw:layer="layout" svg:width="4.861cm" svg:height="1.003cm" svg:x="8.469cm" svg:y="16.794cm">
          <draw:text-box>
            <text:p><text:span text:style-name="T5">HTTP/1.1 302 Found</text:span></text:p>
            <text:p><text:span text:style-name="T5">Location: /cb?code=&lt;auth code&gt;</text:span></text:p>
          </draw:text-box>
        </draw:frame>
        <draw:frame draw:style-name="gr5" draw:text-style-name="P6" draw:layer="layout" svg:width="3.175cm" svg:height="0.645cm" svg:x="9.36cm" svg:y="17.818cm">
          <draw:text-box>
            <text:p text:style-name="P1"><text:span text:style-name="T4">oder</text:span></text:p>
          </draw:text-box>
        </draw:frame>
        <draw:frame draw:style-name="gr11" draw:text-style-name="P8" draw:layer="layout" svg:width="8.573cm" svg:height="1.207cm" svg:x="6.667cm" svg:y="18.495cm">
          <draw:text-box>
            <text:p><text:span text:style-name="T5">HTTP/1.1 302 Found</text:span></text:p>
            <text:p><text:span text:style-name="T5">Location: /cb?error=access_denied</text:span></text:p>
            <text:p><text:span text:style-name="T5">&amp;error_description=DidComm%20connection%20unsuccessful</text:span></text:p>
          </draw:text-box>
        </draw:frame>
        <draw:frame draw:style-name="gr12" draw:text-style-name="P9" draw:layer="layout" svg:width="1.905cm" svg:height="1.27cm" draw:transform="rotate (-1.5707963267949) translate (11.797cm 19.943cm)">
          <draw:text-box>
            <text:p text:style-name="P1"><text:span text:style-name="T6">…</text:span><text:span text:style-name="T6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5T10:20:58.441862085</meta:creation-date>
    <dc:date>2023-08-18T14:37:30.794194859</dc:date>
    <meta:editing-duration>PT9M58S</meta:editing-duration>
    <meta:editing-cycles>2</meta:editing-cycles>
    <meta:generator>LibreOffice/7.3.7.2$Linux_X86_64 LibreOffice_project/30$Build-2</meta:generator>
    <meta:document-statistic meta:object-count="23"/>
  </office:meta>
</office:document-meta>
</file>